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Janson Text" svg:font-family="'Janson Text'"/>
    <style:font-face style:name="Tahoma1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a1" style:family="table">
      <style:table-properties style:width="15.24cm" table:align="center" style:writing-mode="lr-tb"/>
    </style:style>
    <style:style style:name="Tabela1.A" style:family="table-column">
      <style:table-column-properties style:column-width="1.588cm"/>
    </style:style>
    <style:style style:name="Tabela1.B" style:family="table-column">
      <style:table-column-properties style:column-width="3.81cm"/>
    </style:style>
    <style:style style:name="Tabela1.C" style:family="table-column">
      <style:table-column-properties style:column-width="6.668cm"/>
    </style:style>
    <style:style style:name="Tabela1.D" style:family="table-column">
      <style:table-column-properties style:column-width="3.175cm"/>
    </style:style>
    <style:style style:name="Tabela1.1" style:family="table-row">
      <style:table-row-properties style:min-row-height="0.45cm" style:keep-together="true"/>
    </style:style>
    <style:style style:name="Tabela1.A1" style:family="table-cell">
      <style:table-cell-properties style:vertical-align="bottom" fo:padding="0cm" fo:border-left="none" fo:border-right="none" fo:border-top="0.035cm solid #000000" fo:border-bottom="0.035cm solid #000000" style:writing-mode="lr-tb"/>
    </style:style>
    <style:style style:name="Tabela1.A2" style:family="table-cell">
      <style:table-cell-properties style:vertical-align="bottom" fo:padding="0cm" fo:border-left="none" fo:border-right="none" fo:border-top="none" fo:border-bottom="0.018cm solid #000000" style:writing-mode="lr-tb"/>
    </style:style>
    <style:style style:name="Tabela1.A12" style:family="table-cell">
      <style:table-cell-properties style:vertical-align="bottom" fo:padding="0cm" fo:border-left="none" fo:border-right="none" fo:border-top="none" fo:border-bottom="0.035cm solid #000000" style:writing-mode="lr-tb"/>
    </style:style>
    <style:style style:name="Tabela2" style:family="table">
      <style:table-properties style:width="16.073cm" table:align="left" style:writing-mode="lr-tb"/>
    </style:style>
    <style:style style:name="Tabela2.A" style:family="table-column">
      <style:table-column-properties style:column-width="8.126cm"/>
    </style:style>
    <style:style style:name="Tabela2.B" style:family="table-column">
      <style:table-column-properties style:column-width="7.946cm"/>
    </style:style>
    <style:style style:name="Tabela2.1" style:family="table-row">
      <style:table-row-properties style:keep-together="true"/>
    </style:style>
    <style:style style:name="Tabela2.A1" style:family="table-cell">
      <style:table-cell-properties style:vertical-align="top" fo:padding="0.026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="0.026cm" fo:border="0.018cm solid #000000" style:writing-mode="lr-tb"/>
    </style:style>
    <style:style style:name="Tabela2.A2" style:family="table-cell">
      <style:table-cell-properties style:vertical-align="top" fo:padding="0.026cm" fo:border-left="0.018cm solid #000000" fo:border-right="none" fo:border-top="none" fo:border-bottom="0.018cm solid #000000" style:writing-mode="lr-tb"/>
    </style:style>
    <style:style style:name="Tabela2.B2" style:family="table-cell">
      <style:table-cell-properties style:vertical-align="top" fo:padding="0.026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 style:master-page-name="Standard">
      <style:text-properties style:font-name="Arial" style:font-name-complex="Arial" style:font-size-complex="12pt" text:display="true"/>
    </style:style>
    <style:style style:name="P2" style:family="paragraph" style:parent-style-name="Standard">
      <style:text-properties style:font-name="Arial" style:font-name-complex="Arial" style:font-size-complex="12pt"/>
    </style:style>
    <style:style style:name="P3" style:family="paragraph" style:parent-style-name="Standard">
      <style:paragraph-properties fo:text-align="center" style:justify-single-word="false" fo:orphans="0" fo:widows="0"/>
      <style:text-properties style:font-name="Arial" fo:font-weight="bold" style:font-weight-asian="bold" style:font-name-complex="Arial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size-complex="12pt"/>
    </style:style>
    <style:style style:name="P5" style:family="paragraph" style:parent-style-name="Header">
      <style:paragraph-properties>
        <style:tab-stops/>
      </style:paragraph-properties>
      <style:text-properties style:font-name="Arial" style:font-name-complex="Arial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style:font-name-complex="Arial" style:font-size-complex="12pt"/>
    </style:style>
    <style:style style:name="P7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8" style:family="paragraph" style:parent-style-name="Heading_20_3">
      <style:text-properties style:font-name="Arial" style:font-name-complex="Arial"/>
    </style:style>
    <style:style style:name="P9" style:family="paragraph" style:parent-style-name="Standard">
      <style:text-properties style:font-name="Arial" fo:font-weight="bold" style:font-weight-asian="bold" style:font-name-complex="Arial" style:font-size-complex="12pt"/>
    </style:style>
    <style:style style:name="P10" style:family="paragraph" style:parent-style-name="Standard" style:master-page-name="Converter_20_1">
      <style:paragraph-properties style:page-number="1"/>
      <style:text-properties style:font-name="Arial" style:font-name-complex="Arial" style:font-size-complex="12pt" text:display="true"/>
    </style:style>
    <style:style style:name="P11" style:family="paragraph" style:parent-style-name="Standard">
      <style:paragraph-properties fo:margin-left="8.001cm" fo:margin-right="0cm" fo:text-indent="0cm" style:auto-text-indent="false"/>
      <style:text-properties style:font-name="Arial" style:font-name-complex="Arial" style:font-size-complex="12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Arial" fo:font-weight="bold" style:font-weight-asian="bold" style:font-name-complex="Arial" style:font-size-complex="12pt"/>
    </style:style>
    <style:style style:name="P13" style:family="paragraph" style:parent-style-name="Standard">
      <style:text-properties style:font-name="Arial" style:font-name-complex="Arial" style:font-size-complex="12pt" text:display="true"/>
    </style:style>
    <style:style style:name="P14" style:family="paragraph" style:parent-style-name="Standard">
      <style:paragraph-properties fo:break-before="page"/>
      <style:text-properties style:font-name="Arial" style:font-name-complex="Arial" style:font-size-complex="12pt"/>
    </style:style>
    <style:style style:name="P15" style:family="paragraph" style:parent-style-name="Heading_20_3">
      <style:paragraph-properties fo:line-height="150%"/>
      <style:text-properties style:font-name="Arial" style:font-name-complex="Arial" style:font-size-complex="12pt"/>
    </style:style>
    <style:style style:name="P16" style:family="paragraph" style:parent-style-name="Standard">
      <style:paragraph-properties fo:margin-left="8.001cm" fo:margin-right="0cm" fo:text-align="end" style:justify-single-word="false" fo:text-indent="0cm" style:auto-text-indent="false"/>
      <style:text-properties style:font-name="Arial" style:font-name-complex="Arial" style:font-size-complex="12pt"/>
    </style:style>
    <style:style style:name="P17" style:family="paragraph" style:parent-style-name="Standard">
      <style:paragraph-properties fo:break-before="page"/>
      <style:text-properties style:font-name="Arial" style:font-name-complex="Arial" style:font-size-complex="12pt" text:display="true"/>
    </style:style>
    <style:style style:name="P18" style:family="paragraph" style:parent-style-name="Titulos">
      <style:paragraph-properties fo:text-align="center" style:justify-single-word="false"/>
      <style:text-properties style:font-name="Arial" style:font-name-complex="Arial" style:font-size-complex="12pt"/>
    </style:style>
    <style:style style:name="P19" style:family="paragraph" style:parent-style-name="Heading_20_3">
      <style:paragraph-properties fo:line-height="150%"/>
      <style:text-properties style:font-name="Arial" style:font-name-complex="Arial" style:font-size-complex="12pt" style:font-weight-complex="bold"/>
    </style:style>
    <style:style style:name="P20" style:family="paragraph" style:parent-style-name="Titulos">
      <style:text-properties style:font-name="Arial" style:font-name-complex="Arial" style:font-size-complex="12pt"/>
    </style:style>
    <style:style style:name="P21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5.575cm" style:type="right" style:leader-style="dotted" style:leader-text="."/>
        </style:tab-stops>
      </style:paragraph-properties>
    </style:style>
    <style:style style:name="P23" style:family="paragraph" style:parent-style-name="Titulos">
      <style:paragraph-properties>
        <style:tab-stops>
          <style:tab-stop style:position="15.984cm" style:type="right" style:leader-style="dotted" style:leader-text="."/>
        </style:tab-stops>
      </style:paragraph-properties>
      <style:text-properties style:font-name="Arial" style:font-name-complex="Arial" style:font-size-complex="12pt"/>
    </style:style>
    <style:style style:name="P24" style:family="paragraph" style:parent-style-name="Heading_20_1">
      <style:text-properties style:font-name="Arial" fo:font-size="12pt" style:font-size-asian="12pt" style:font-weight-complex="bold"/>
    </style:style>
    <style:style style:name="P25" style:family="paragraph" style:parent-style-name="Standard">
      <style:paragraph-properties fo:line-height="150%"/>
      <style:text-properties style:font-name="Arial" style:font-name-complex="Arial" style:font-size-complex="12pt"/>
    </style:style>
    <style:style style:name="P26" style:family="paragraph" style:parent-style-name="Text_20_body_20_indent">
      <style:paragraph-properties fo:margin-left="0cm" fo:margin-right="0cm" fo:text-indent="0cm" style:auto-text-indent="false">
        <style:tab-stops>
          <style:tab-stop style:position="16.002cm" style:type="right" style:leader-style="solid" style:leader-text="-"/>
        </style:tab-stops>
      </style:paragraph-properties>
      <style:text-properties style:font-name="Arial" style:font-name-complex="Arial" style:font-size-complex="12pt"/>
    </style:style>
    <style:style style:name="P27" style:family="paragraph" style:parent-style-name="Titulos" style:master-page-name="Converter_20_2">
      <style:paragraph-properties style:page-number="1"/>
      <style:text-properties style:font-name="Arial" style:font-name-complex="Arial" style:font-size-complex="12pt"/>
    </style:style>
    <style:style style:name="P28" style:family="paragraph" style:parent-style-name="Standard">
      <style:paragraph-properties fo:margin-left="0cm" fo:margin-right="0cm" fo:line-height="150%" fo:text-indent="1.249cm" style:auto-text-indent="false"/>
      <style:text-properties style:font-name="Arial" style:font-name-complex="Arial" style:font-size-complex="12pt"/>
    </style:style>
    <style:style style:name="P29" style:family="paragraph" style:parent-style-name="Titulos">
      <style:text-properties style:font-name="Arial" fo:font-weight="normal" style:font-weight-asian="normal" style:font-name-complex="Arial" style:font-size-complex="12pt" style:font-weight-complex="bold"/>
    </style:style>
    <style:style style:name="P30" style:family="paragraph" style:parent-style-name="Titulos">
      <style:text-properties style:font-name="Arial" fo:font-weight="normal" style:font-weight-asian="normal" style:font-name-complex="Arial" style:font-size-complex="12pt"/>
    </style:style>
    <style:style style:name="P31" style:family="paragraph" style:parent-style-name="Standard">
      <style:paragraph-properties fo:line-height="150%"/>
      <style:text-properties style:font-name="Arial" style:font-name-complex="Arial"/>
    </style:style>
    <style:style style:name="P32" style:family="paragraph" style:parent-style-name="Standard">
      <style:paragraph-properties fo:margin-left="0cm" fo:margin-right="0cm" fo:line-height="150%" fo:text-indent="1.251cm" style:auto-text-indent="false"/>
      <style:text-properties style:font-name="Arial" style:font-name-complex="Arial"/>
    </style:style>
    <style:style style:name="P33" style:family="paragraph" style:parent-style-name="Titulos">
      <style:paragraph-properties fo:break-before="page"/>
      <style:text-properties style:font-name="Arial" fo:font-weight="normal" style:font-weight-asian="normal" style:font-name-complex="Arial" style:font-size-complex="12pt" text:display="true"/>
    </style:style>
    <style:style style:name="P34" style:family="paragraph" style:parent-style-name="Standard">
      <style:paragraph-properties fo:margin-left="0cm" fo:margin-right="0cm" fo:line-height="150%" fo:text-indent="1.251cm" style:auto-text-indent="false"/>
      <style:text-properties style:font-name="Arial" style:font-name-complex="Arial" style:font-size-complex="12pt"/>
    </style:style>
    <style:style style:name="P35" style:family="paragraph" style:parent-style-name="Standard">
      <style:paragraph-properties fo:margin-left="0cm" fo:margin-right="0cm" fo:line-height="150%" fo:text-indent="1.249cm" style:auto-text-indent="false"/>
    </style:style>
    <style:style style:name="P36" style:family="paragraph" style:parent-style-name="Standard">
      <style:paragraph-properties fo:line-height="150%"/>
      <style:text-properties fo:color="#000000" style:font-name="Arial" style:font-name-complex="Arial" style:font-size-complex="12pt"/>
    </style:style>
    <style:style style:name="P37" style:family="paragraph" style:parent-style-name="Standard">
      <style:paragraph-properties fo:margin-left="1.27cm" fo:margin-right="0cm" fo:text-indent="0cm" style:auto-text-indent="false"/>
      <style:text-properties fo:color="#000000" style:font-name="Arial" style:font-name-complex="Arial" style:font-size-complex="12pt"/>
    </style:style>
    <style:style style:name="P38" style:family="paragraph" style:parent-style-name="Standard">
      <style:paragraph-properties fo:margin-left="1.27cm" fo:margin-right="0cm" fo:text-indent="0cm" style:auto-text-indent="false"/>
    </style:style>
    <style:style style:name="P39" style:family="paragraph" style:parent-style-name="Standard">
      <style:text-properties fo:color="#000000" style:font-name="Arial" style:font-name-complex="Arial" style:font-size-complex="12pt"/>
    </style:style>
    <style:style style:name="P40" style:family="paragraph" style:parent-style-name="Standard">
      <style:paragraph-properties fo:line-height="150%"/>
    </style:style>
    <style:style style:name="P41" style:family="paragraph" style:parent-style-name="Titulos">
      <style:paragraph-properties fo:break-before="page"/>
      <style:text-properties style:font-name="Arial" style:font-name-complex="Arial" style:font-size-complex="12pt"/>
    </style:style>
    <style:style style:name="P42" style:family="paragraph" style:parent-style-name="Standard">
      <style:paragraph-properties fo:margin-left="0cm" fo:margin-right="0cm" fo:line-height="150%" fo:text-indent="1.251cm" style:auto-text-indent="false"/>
      <style:text-properties fo:color="#000000" style:font-name="Arial" style:font-name-complex="Arial" style:font-size-complex="12pt"/>
    </style:style>
    <style:style style:name="P43" style:family="paragraph" style:parent-style-name="Figura1">
      <style:text-properties style:font-name="Arial" style:font-name-complex="Arial"/>
    </style:style>
    <style:style style:name="P44" style:family="paragraph" style:parent-style-name="T">
      <style:paragraph-properties fo:margin-left="0cm" fo:margin-right="0.086cm" fo:line-height="150%" fo:keep-together="auto" fo:text-indent="0cm" style:auto-text-indent="false"/>
      <style:text-properties style:font-name="Arial" fo:font-size="12pt" fo:language="es" fo:country="ES" style:font-size-asian="12pt" style:font-name-complex="Arial" style:font-size-complex="12pt"/>
    </style:style>
    <style:style style:name="P45" style:family="paragraph" style:parent-style-name="T">
      <style:paragraph-properties fo:margin-left="0cm" fo:margin-right="0.086cm" fo:line-height="150%" fo:text-align="center" style:justify-single-word="false" fo:keep-together="auto" fo:text-indent="0cm" style:auto-text-indent="false"/>
      <style:text-properties style:font-name="Arial" fo:font-size="12pt" style:font-size-asian="12pt" style:font-name-complex="Arial" style:font-size-complex="12pt"/>
    </style:style>
    <style:style style:name="P46" style:family="paragraph" style:parent-style-name="T">
      <style:paragraph-properties fo:margin-left="0cm" fo:margin-right="0.086cm" fo:line-height="150%" fo:keep-together="auto" fo:text-indent="0cm" style:auto-text-indent="false"/>
      <style:text-properties style:font-name="Arial" fo:font-size="12pt" fo:language="pt" fo:country="BR" style:font-size-asian="12pt" style:font-name-complex="Arial" style:font-size-complex="12pt"/>
    </style:style>
    <style:style style:name="P47" style:family="paragraph" style:parent-style-name="Text_20_body_20_indent">
      <style:text-properties style:font-name="Arial" style:font-name-complex="Arial" style:font-size-complex="12pt"/>
    </style:style>
    <style:style style:name="P48" style:family="paragraph" style:parent-style-name="Text_20_body_20_indent">
      <style:paragraph-properties fo:margin-left="0cm" fo:margin-right="0cm" fo:text-align="start" style:justify-single-word="false" fo:text-indent="1.588cm" style:auto-text-indent="false"/>
      <style:text-properties style:font-name="Arial" style:font-name-complex="Arial" style:font-size-complex="12pt"/>
    </style:style>
    <style:style style:name="P49" style:family="paragraph" style:parent-style-name="Text_20_body_20_indent">
      <style:paragraph-properties fo:margin-left="0cm" fo:margin-right="0cm" fo:text-align="center" style:justify-single-word="false" fo:text-indent="0.318cm" style:auto-text-indent="false" fo:break-before="page"/>
      <style:text-properties style:font-name="Arial" style:font-name-complex="Arial" style:font-size-complex="12pt"/>
    </style:style>
    <style:style style:name="P50" style:family="paragraph" style:parent-style-name="Text_20_body_20_indent">
      <style:paragraph-properties fo:margin-left="0cm" fo:margin-right="0cm" fo:text-align="center" style:justify-single-word="false" fo:text-indent="0.318cm" style:auto-text-indent="false"/>
      <style:text-properties style:font-name="Arial" style:font-name-complex="Arial" style:font-size-complex="12pt"/>
    </style:style>
    <style:style style:name="P51" style:family="paragraph" style:parent-style-name="Text_20_body_20_indent">
      <style:paragraph-properties fo:margin-left="0cm" fo:margin-right="0cm" fo:text-align="center" style:justify-single-word="false" fo:text-indent="0.318cm" style:auto-text-indent="false"/>
      <style:text-properties fo:font-size="4pt" style:font-size-asian="4pt" style:font-size-complex="12pt"/>
    </style:style>
    <style:style style:name="P52" style:family="paragraph" style:parent-style-name="Standard">
      <style:paragraph-properties style:snap-to-layout-grid="false"/>
      <style:text-properties fo:font-size="8pt" style:font-size-asian="8pt" style:font-size-complex="9pt" style:font-weight-complex="bold"/>
    </style:style>
    <style:style style:name="P53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9pt"/>
    </style:style>
    <style:style style:name="P54" style:family="paragraph" style:parent-style-name="Text_20_body_20_indent">
      <style:paragraph-properties fo:margin-left="0cm" fo:margin-right="0cm" fo:text-align="start" style:justify-single-word="false" fo:text-indent="1.249cm" style:auto-text-indent="false"/>
      <style:text-properties style:font-name="Arial" style:font-name-complex="Arial" style:font-size-complex="12pt"/>
    </style:style>
    <style:style style:name="P55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" style:font-name-complex="Arial" style:font-size-complex="12pt"/>
    </style:style>
    <style:style style:name="P56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size-complex="12pt"/>
    </style:style>
    <style:style style:name="P57" style:family="paragraph" style:parent-style-name="Normal_20__28_Web_29_">
      <style:paragraph-properties fo:margin-top="0cm" fo:margin-bottom="0cm" fo:text-align="center" style:justify-single-word="false" style:snap-to-layout-grid="false"/>
      <style:text-properties fo:font-size="8pt" fo:font-weight="bold" style:font-size-asian="8pt" style:font-weight-asian="bold" style:font-size-complex="10pt" style:font-weight-complex="bold"/>
    </style:style>
    <style:style style:name="P58" style:family="paragraph" style:parent-style-name="Normal_20__28_Web_29_">
      <style:paragraph-properties fo:margin-left="0.385cm" fo:margin-right="0cm" fo:margin-top="0cm" fo:margin-bottom="0cm" fo:text-align="center" style:justify-single-word="false" fo:text-indent="0cm" style:auto-text-indent="false" style:snap-to-layout-grid="false"/>
      <style:text-properties fo:font-size="8pt" fo:font-weight="bold" style:font-size-asian="8pt" style:font-weight-asian="bold" style:font-size-complex="10pt" style:font-weight-complex="bold"/>
    </style:style>
    <style:style style:name="P59" style:family="paragraph" style:parent-style-name="Normal_20__28_Web_29_">
      <style:paragraph-properties fo:margin-top="0cm" fo:margin-bottom="0cm" fo:text-align="justify" style:justify-single-word="false" style:snap-to-layout-grid="false"/>
      <style:text-properties fo:font-size="9pt" style:font-size-asian="9pt" style:font-size-complex="9pt"/>
    </style:style>
    <style:style style:name="P60" style:family="paragraph" style:parent-style-name="Normal_20__28_Web_29_">
      <style:paragraph-properties fo:margin-left="0.385cm" fo:margin-right="0cm" fo:margin-top="0cm" fo:margin-bottom="0cm" fo:text-align="justify" style:justify-single-word="false" fo:text-indent="0cm" style:auto-text-indent="false" style:snap-to-layout-grid="false"/>
      <style:text-properties fo:font-size="9pt" style:font-size-asian="9pt" style:font-size-complex="9pt"/>
    </style:style>
    <style:style style:name="P61" style:family="paragraph" style:parent-style-name="Standard">
      <style:paragraph-properties style:snap-to-layout-grid="false"/>
    </style:style>
    <style:style style:name="P62" style:family="paragraph" style:parent-style-name="Standard">
      <style:paragraph-properties fo:margin-left="0.385cm" fo:margin-right="0cm" fo:text-indent="0cm" style:auto-text-indent="false" style:snap-to-layout-grid="false"/>
    </style:style>
    <style:style style:name="P63" style:family="paragraph" style:parent-style-name="Standard">
      <style:paragraph-properties style:snap-to-layout-grid="false"/>
      <style:text-properties fo:font-size="9pt" style:font-size-asian="9pt" style:font-size-complex="9pt"/>
    </style:style>
    <style:style style:name="P64" style:family="paragraph" style:parent-style-name="Standard">
      <style:paragraph-properties fo:margin-left="0.385cm" fo:margin-right="0cm" fo:text-indent="0cm" style:auto-text-indent="false" style:snap-to-layout-grid="false"/>
      <style:text-properties fo:font-size="9pt" style:font-size-asian="9pt" style:font-size-complex="9pt"/>
    </style:style>
    <style:style style:name="P65" style:family="paragraph" style:parent-style-name="Text_20_body_20_indent">
      <style:paragraph-properties fo:margin-left="0cm" fo:margin-right="0cm" fo:text-align="start" style:justify-single-word="false" fo:text-indent="0cm" style:auto-text-indent="false"/>
    </style:style>
    <style:style style:name="P66" style:family="paragraph" style:parent-style-name="Titulos">
      <style:paragraph-properties fo:margin-left="0cm" fo:margin-right="0cm" fo:text-indent="1.251cm" style:auto-text-indent="false" fo:break-before="page"/>
      <style:text-properties style:font-name="Arial" style:font-name-complex="Arial" style:font-size-complex="12pt"/>
    </style:style>
    <style:style style:name="P67" style:family="paragraph" style:parent-style-name="Titulos">
      <style:paragraph-properties fo:break-before="page"/>
      <style:text-properties style:font-name="Arial" fo:font-weight="normal" style:font-weight-asian="normal" style:font-name-complex="Arial" style:font-size-complex="12pt"/>
    </style:style>
    <style:style style:name="P68" style:family="paragraph" style:parent-style-name="Standard">
      <style:paragraph-properties fo:margin-top="0cm" fo:margin-bottom="0.212cm"/>
      <style:text-properties fo:color="#000000" style:font-name="Arial" style:font-name-complex="Arial" style:font-size-complex="12pt"/>
    </style:style>
    <style:style style:name="P69" style:family="paragraph" style:parent-style-name="Standard">
      <style:paragraph-properties fo:margin-left="0cm" fo:margin-right="0cm" fo:line-height="150%" fo:text-indent="1.249cm" style:auto-text-indent="false"/>
      <style:text-properties fo:color="#000000" style:font-name="Arial" style:font-name-complex="Arial" style:font-size-complex="12pt"/>
    </style:style>
    <style:style style:name="P70" style:family="paragraph" style:parent-style-name="Standard">
      <style:paragraph-properties fo:margin-left="0cm" fo:margin-right="0cm" fo:text-indent="1.249cm" style:auto-text-indent="false"/>
      <style:text-properties fo:color="#000000" style:font-name="Arial" style:font-name-complex="Arial" style:font-size-complex="12pt"/>
    </style:style>
    <style:style style:name="P71" style:family="paragraph" style:parent-style-name="Standard">
      <style:paragraph-properties fo:margin-left="0cm" fo:margin-right="0cm" fo:text-indent="1.249cm" style:auto-text-indent="false"/>
      <style:text-properties fo:color="#000000" style:font-name="Arial" fo:font-weight="bold" style:font-weight-asian="bold" style:font-name-complex="Arial" style:font-size-complex="12pt" style:font-weight-complex="bold"/>
    </style:style>
    <style:style style:name="P72" style:family="paragraph" style:parent-style-name="Standard">
      <style:paragraph-properties fo:margin-left="0cm" fo:margin-right="0cm" fo:text-indent="1.251cm" style:auto-text-indent="false"/>
    </style:style>
    <style:style style:name="P73" style:family="paragraph" style:parent-style-name="Standard">
      <style:paragraph-properties fo:margin-left="0cm" fo:margin-right="0cm" fo:text-indent="1.249cm" style:auto-text-indent="false"/>
    </style:style>
    <style:style style:name="P74" style:family="paragraph" style:parent-style-name="Standard">
      <style:paragraph-properties fo:margin-left="0cm" fo:margin-right="0cm" fo:text-indent="1.249cm" style:auto-text-indent="false"/>
      <style:text-properties fo:color="#000000" style:font-name="Arial" fo:language="en" fo:country="US" style:font-name-complex="Arial" style:font-size-complex="12pt"/>
    </style:style>
    <style:style style:name="P75" style:family="paragraph" style:parent-style-name="Standard">
      <style:paragraph-properties fo:margin-left="0cm" fo:margin-right="0cm" fo:text-indent="1.249cm" style:auto-text-indent="false"/>
      <style:text-properties fo:color="#000000" style:font-name="Arial" fo:language="en" fo:country="US" fo:font-weight="bold" style:font-weight-asian="bold" style:font-name-complex="Arial" style:font-size-complex="12pt" style:font-weight-complex="bold"/>
    </style:style>
    <style:style style:name="P76" style:family="paragraph" style:parent-style-name="Standard">
      <style:paragraph-properties fo:margin-left="1.249cm" fo:margin-right="0cm" fo:text-indent="1.249cm" style:auto-text-indent="false"/>
      <style:text-properties fo:color="#000000" style:font-name="Arial" style:font-name-complex="Arial" style:font-size-complex="12pt"/>
    </style:style>
    <style:style style:name="P77" style:family="paragraph" style:parent-style-name="Heading_20_2">
      <style:text-properties style:font-name="Arial" fo:font-size="12pt" style:font-size-asian="12pt" style:font-name-complex="Arial" style:font-size-complex="12pt"/>
    </style:style>
    <style:style style:name="P78" style:family="paragraph" style:parent-style-name="Heading_20_2">
      <style:paragraph-properties fo:break-before="page"/>
      <style:text-properties style:font-name="Arial" fo:font-size="12pt" style:font-size-asian="12pt" style:font-name-complex="Arial" style:font-size-complex="12pt"/>
    </style:style>
    <style:style style:name="P79" style:family="paragraph" style:parent-style-name="Standard">
      <style:paragraph-properties fo:margin-top="0cm" fo:margin-bottom="0.212cm" fo:line-height="150%"/>
      <style:text-properties fo:color="#000000" style:font-name="Arial" style:font-name-complex="Arial" style:font-size-complex="12pt"/>
    </style:style>
    <style:style style:name="T1" style:family="text">
      <style:text-properties fo:color="#000000" style:font-name="Arial" fo:font-weight="bold" style:font-weight-asian="bold" style:font-name-complex="Arial" style:font-size-complex="12pt" style:font-weight-complex="bold"/>
    </style:style>
    <style:style style:name="T2" style:family="text">
      <style:text-properties fo:color="#000000" style:font-name="Arial" style:font-name-complex="Arial" style:font-size-complex="12pt"/>
    </style:style>
    <style:style style:name="T3" style:family="text">
      <style:text-properties fo:color="#000000" style:font-name="Arial" fo:font-style="italic" style:font-style-asian="italic" style:font-name-complex="Arial" style:font-size-complex="12pt" style:font-style-complex="italic"/>
    </style:style>
    <style:style style:name="T4" style:family="text">
      <style:text-properties fo:color="#000000" style:font-name="Arial" fo:font-weight="bold" style:font-weight-asian="bold" style:font-name-complex="Arial" style:font-size-complex="12pt"/>
    </style:style>
    <style:style style:name="T5" style:family="text">
      <style:text-properties fo:font-size="9pt" style:font-size-asian="9pt" style:font-size-complex="9pt"/>
    </style:style>
    <style:style style:name="T6" style:family="text" style:parent-style-name="Emphasis">
      <style:text-properties fo:font-size="9pt" fo:font-style="normal" style:font-size-asian="9pt" style:font-style-asian="normal" style:font-size-complex="9pt" style:font-style-complex="normal"/>
    </style:style>
    <style:style style:name="T7" style:family="text">
      <style:text-properties fo:color="#000000" style:font-name="Arial" fo:language="en" fo:country="US" style:font-name-complex="Arial" style:font-size-complex="12pt"/>
    </style:style>
    <style:style style:name="T8" style:family="text">
      <style:text-properties fo:color="#000000" style:font-name="Arial" fo:language="en" fo:country="US" fo:font-weight="bold" style:font-weight-asian="bold" style:font-name-complex="Arial" style:font-size-complex="12pt" style:font-weight-complex="bold"/>
    </style:style>
    <style:style style:name="T9" style:family="text">
      <style:text-properties fo:color="#000000" style:font-name="Arial" style:font-name-complex="Arial" style:font-size-complex="12pt" style:font-weight-complex="bold"/>
    </style:style>
    <style:style style:name="fr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visible-area-left="0cm" draw:visible-area-top="0cm" draw:visible-area-width="12.671cm" draw:visible-area-height="6.216cm" draw:draw-aspect="content"/>
    </style:style>
    <style:style style:name="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visible-area-left="0cm" draw:visible-area-top="0cm" draw:visible-area-width="12.407cm" draw:visible-area-height="7.83cm" draw:draw-aspect="content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a</text:p>
      <text:p text:style-name="P2"/>
      <text:p text:style-name="P3">Eduardo Ivan Pichler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6"/>
      <text:p text:style-name="P2"/>
      <text:p text:style-name="P2"/>
      <text:h text:style-name="P7" text:outline-level="1"/>
      <text:p text:style-name="P2"/>
      <text:p text:style-name="P2"/>
      <text:p text:style-name="P2"/>
      <text:p text:style-name="P2"/>
      <text:h text:style-name="P7" text:outline-level="1"/>
      <text:h text:style-name="P8" text:outline-level="3">SISTEMA COMERCIAL DISTRIBUIDO INTEROPERAVEL ORIENTADO A SERVICOS COM WEBSERVICES E INVOCAÇÃO REMOTA DE MÉTODOS </text:h>
      <text:p text:style-name="P4"/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4">PATO BRANCO-PR</text:p>
      <text:p text:style-name="P4">2006</text:p>
      <text:p text:style-name="P2"/>
      <text:p text:style-name="P10">Folha de rosto</text:p>
      <text:p text:style-name="P2"/>
      <text:p text:style-name="P3">Eduardo Ivan Pichler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h text:style-name="P7" text:outline-level="1"/>
      <text:p text:style-name="P2"/>
      <text:p text:style-name="P2"/>
      <text:p text:style-name="P2"/>
      <text:h text:style-name="P7" text:outline-level="1"/>
      <text:h text:style-name="P8" text:outline-level="3">TÍTULO, NÃO DEVE SER MUITO GENÉRICO. PRECISA FORNECER UMA BOA IDÉIA DO QUE TRATA O TRABALHO</text:h>
      <text:p text:style-name="P4"/>
      <text:p text:style-name="P2"/>
      <text:p text:style-name="P2"/>
      <text:p text:style-name="P11">Monografia apresentada como requisito parcial para obtenção do título tecnólogo no curso de Tecnologia em Sistemas de Informação da Universidade Tecnológica Federal do Paraná , Campus Sudoeste/Pato Branco.</text:p>
      <text:p text:style-name="P11"/>
      <text:p text:style-name="P11">Orientador: Prof. Nome Complet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PATO BRANCO-PR</text:p>
      <text:p text:style-name="P4">2006</text:p>
      <text:p text:style-name="P12"/>
      <text:p text:style-name="P2"/>
      <text:p text:style-name="P13">Dedicatória (opcional)</text:p>
      <text:p text:style-name="P4"/>
      <text:p text:style-name="P2"/>
      <text:p text:style-name="P14"/>
      <text:p text:style-name="P13">Agradecimentos (opcional)</text:p>
      <text:h text:style-name="P15" text:outline-level="3"/>
      <text:p text:style-name="P4">AGRADECIMENTOS</text:p>
      <text:p text:style-name="P4"/>
      <text:p text:style-name="P12"/>
      <text:p text:style-name="P13">Epígrafe (opcional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Pouco conhecimento faz com que as criaturas se sintam orgulhosas. Muito conhecimento, que se sintam humildes. É assim que as espigas sem grãos erguem desdenhosamente a cabeça para o céu, enquanto que as cheias a baixam para a terra, sua mãe.</text:p>
      <text:p text:style-name="P11"/>
      <text:p text:style-name="P16">Leonardo da Vinci</text:p>
      <text:p text:style-name="P17">Sumário. Contém, inclusive, os itens pré-textuais: lista de tabelas, lista de ilustrações, resumo.</text:p>
      <text:p text:style-name="P18"/>
      <text:h text:style-name="P19" text:outline-level="3">SUMÁRIO</text:h>
      <text:p text:style-name="P20"/>
      <text:table-of-content text:style-name="Sect1" text:name="Sumário1">
        <text:table-of-content-source text:outline-level="2" text:use-index-marks="false" text:use-index-source-styles="true">
          <text:index-title-template text:style-name="Contents_5f_20_5f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Titulos"/>
          </text:index-source-styles>
        </text:table-of-content-source>
        <text:index-body>
          <text:p text:style-name="P21"><text:a xlink:type="simple" xlink:href="#0.LISTA DE TABELAS|outline">LISTA DE TABELAS<text:tab/>vi</text:a></text:p>
          <text:p text:style-name="P21"><text:a xlink:type="simple" xlink:href="#0.LISTA DE ILUSTRAÇÕES|outline">LISTA DE ILUSTRAÇÕES<text:tab/>vi</text:a></text:p>
          <text:p text:style-name="P21"><text:a xlink:type="simple" xlink:href="#0.RESUMO|outline">RESUMO<text:tab/>vii</text:a></text:p>
          <text:p text:style-name="P21">1 INTRODUÇÃO<text:tab/>1</text:p>
          <text:p text:style-name="P21">1.1 Justificativa<text:tab/>1</text:p>
          <text:p text:style-name="P21">1.2 Objetivos<text:tab/>1</text:p>
          <text:p text:style-name="P21"><text:s text:c="2"/><text:tab/>1</text:p>
          <text:p text:style-name="P21">1.2.1 Geral<text:tab/>1</text:p>
          <text:p text:style-name="P21">1.2.2 Específicos<text:tab/>1</text:p>
          <text:p text:style-name="P21"><text:tab/>2</text:p>
          <text:p text:style-name="P21">2. TEM COMO TÍTULO DE CAPÍTULO O ASSUNTO MAIS MACRO A SER ABORDADO<text:tab/>2</text:p>
          <text:p text:style-name="P21">2.1 Subtítulo, Apenas as Iniciais em Letra Maiúscula.<text:tab/>2</text:p>
          <text:p text:style-name="P21">3 MATERIAIS E MÉTODOS<text:tab/>5</text:p>
          <text:p text:style-name="P21">3.1 Linguagem de Programação Java<text:tab/>5</text:p>
          <text:p text:style-name="P21">3.2 Banco de Dados Firebird<text:tab/>5</text:p>
          <text:p text:style-name="P21">4 RESULTADOS E DISCUSSÕES<text:tab/>6</text:p>
          <text:p text:style-name="P21"><text:s/><text:tab/>6</text:p>
          <text:p text:style-name="P21">4.1 Descrição do sistema<text:tab/>6</text:p>
          <text:p text:style-name="P21">5 CONCLUSÃO <text:tab/>9</text:p>
          <text:p text:style-name="P21">REFERÊNCIAS<text:tab/>10</text:p>
          <text:p text:style-name="P22"><text:a xlink:type="simple" xlink:href="#0.0.ANEXOS|outline">ANEXOS<text:tab/>13</text:a></text:p>
        </text:index-body>
      </text:table-of-content>
      <text:p text:style-name="P23"/>
      <text:p text:style-name="P20"/>
      <text:p text:style-name="P18"/>
      <text:p text:style-name="P17">Lista de ilustrações, deve ser intitulada de acordo com o tipo de ilustração que contém: LISTA DE TABELAS, LISTA DE QUADROS, LISTA DE FIGURAS. Criar listas específicas desde que haja no mínimo dois itens para o respectivo tipo. Se específicas e extensas devem ser colocadas em folhas distintas</text:p>
      <text:p text:style-name="P2"/>
      <text:p text:style-name="P2"/>
      <text:h text:style-name="P24" text:outline-level="1">LISTA DE TABELAS</text:h>
      <text:p text:style-name="P2"/>
      <text:p text:style-name="P25"/>
      <text:h text:style-name="P24" text:outline-level="1">LISTA DE ILUSTRAÇÕES</text:h>
      <text:p text:style-name="P26"/>
      <text:p text:style-name="P25"/>
      <text:p text:style-name="P14"/>
      <text:p text:style-name="P13">Resumo</text:p>
      <text:p text:style-name="P2"/>
      <text:h text:style-name="P24" text:outline-level="1">RESUMO</text:h>
      <text:p text:style-name="P2"/>
      <text:p text:style-name="P2"/>
      <text:p text:style-name="P2">O resumo deve fornecer uma idéia concisa do assunto, envolvendo o do estado da arte, do que se pretende pesquisar, a justificativa, os objetivos (especialmente o geral), das tecnologias e ferramentas utilizadas, dos resultados e conclusão. Esses itens devem formar um texto e não ser uma seqüência de tópicos. Não deve ultrapassar 500 palavras, é escrito em um único parágrafo, sem espaço de tabulação no início, com espaçamento simples entre linhas.</text:p>
      <text:p text:style-name="P2"/>
      <text:p text:style-name="P27"/>
      <text:p text:style-name="P20"/>
      <text:p text:style-name="P20">1 INTRODUÇÃO</text:p>
      <text:p text:style-name="P28"/>
      <text:p text:style-name="P28">Visão geral do assunto. Uma apresentação genérica do tema, com uma visão geral do estado da arte sobre o assunto e termina inserindo o trabalho realizado.</text:p>
      <text:p text:style-name="P25"/>
      <text:p text:style-name="P20">1.1 Justificativa</text:p>
      <text:p text:style-name="P25"/>
      <text:p text:style-name="P25"><text:tab/>Porque desenvolver o referido trabalho, onde o mesmo se insere no contexto de pesquisa, de produção científica. Porque de utilizar tais tecnologias e ferramentas. Qual a contribuição para a ciência, em termos de inovação ou mesmo de aprendizado.</text:p>
      <text:p text:style-name="P25"><text:tab/></text:p>
      <text:p text:style-name="P20">1.2 Objetivos</text:p>
      <text:p text:style-name="P29"><text:tab/> </text:p>
      <text:p text:style-name="P20">1.2.1 Geral</text:p>
      <text:p text:style-name="P30"/>
      <text:p text:style-name="P31"><text:tab/>resume o todo do trabalho. É o mais importante do trabalho.</text:p>
      <text:p text:style-name="P30"/>
      <text:p text:style-name="P20">1.2.2 Específicos</text:p>
      <text:p text:style-name="P28"/>
      <text:p text:style-name="P32">são os desdobramento do obj. geral. Objetivam complementar o objetivo geral, ou apresentar outros objetivos de trabalho de menor relevância que o geral.</text:p>
      <text:p text:style-name="P28"/>
      <text:p text:style-name="P33">Revisão de literatura</text:p>
      <text:p text:style-name="P20"/>
      <text:p text:style-name="P20"/>
      <text:p text:style-name="P20">2. TEM COMO TÍTULO DE CAPÍTULO O ASSUNTO MAIS MACRO A SER ABORDADO</text:p>
      <text:p text:style-name="P25"/>
      <text:p text:style-name="P34">Embasamento teórico sobre o assunto. O texto em si dividido em títulos e subtítulos, se necessário.</text:p>
      <text:p text:style-name="P34">O espaçamento entre linhas é de 1,5 e entre parágrafos é simples. </text:p>
      <text:p text:style-name="P34">Os títulos são escritos com todas as letras maiúsculas e subtítulos com as iniciais. São duas linhas em branco entre títulos e uma linha entre subtítulos. Entre os títulos ou subtítulos e o texto é colocada uma linha em branco.</text:p>
      <text:p text:style-name="P25"/>
      <text:p text:style-name="P20">2.1 Subtítulo, Apenas as Iniciais em Letra Maiúscula.</text:p>
      <text:p text:style-name="P25"><text:tab/></text:p>
      <text:p text:style-name="P25"><text:tab/>Devem ser evitados excessivos desdobramentos de subtítulos, a ABNT considera 5, o limite.</text:p>
      <text:p text:style-name="P25"><text:tab/>Também devem ser evitados títulos sucessivos sem texto entre os mesmos.</text:p>
      <text:p text:style-name="P25"><text:tab/>Citações, quando diretas indiretas o nome do autor é todo em letras maiúsculas e entre parênteses. </text:p>
      <text:p text:style-name="P35"><text:span text:style-name="T1">Citação direta </text:span><text:span text:style-name="T2">É quando o texto utilizando é transcrito com as próprias palavras do autor. A transcrição literal virá entre “aspas”. Segundo Vieira (1998, p.5) o valor da informação está “diretamente ligado à maneira como ela ajuda os tomadores de decisões a atingirem as metas da organização”. Porter (1999, p.74) considera que “a vantagem competitiva surge fundamentalmente do valor que uma empresa consegue criar para seus compradores e que ultrapassa o custo de fabricação pelas empresas”. </text:span></text:p>
      <text:p text:style-name="P35"><text:span text:style-name="T2"><text:tab/></text:span><text:span text:style-name="T1">Citação indireta </text:span><text:span text:style-name="T2">É a reprodução de idéias do autor. É uma citação livre, usando as palavras de quem está escrevendo para dizer o mesmo que o autor disse no texto. Contudo, a idéia expressa continua sendo de autoria do autor consultado, por isso é necessário citar a fonte: dar crédito ao autor da idéia. O valor da informação está relacionado com o poder de ajuda aos tomadores de decisões a atingirem os objetivos da empresa (VIEIRA, 1998). </text:span></text:p>
      <text:p text:style-name="P35"><text:span text:style-name="T2">As </text:span><text:span text:style-name="T1">transcrições </text:span><text:span text:style-name="T2">(citações diretas) de mais de três linhas aparecem recuadas em 4 cm, a partir da margem esquerda. </text:span></text:p>
      <text:p text:style-name="P36"/>
      <text:p text:style-name="P37">Drucker (1997, p.26) chama a nova sociedade de sociedade capitalista. Nesta nova sociedade: O recurso econômico básico – ‘os meios de produção’, para usar uma expressão dos economistas – não é mais o capital, nem os recursos naturais (a ‘terra’ dos economistas), nem a ‘mão-de-obra’. </text:p>
      <text:p text:style-name="P38"><text:span text:style-name="T2">Ele será o conhecimento</text:span><text:span text:style-name="T3">. </text:span><text:span text:style-name="T2">As atividades centrais de criação de riqueza não serão nem a alocação de capital para usos produtivos, nem a ‘mão-de-obra’ – os dois pólos da teoria econômica dos séculos dezenove e vinte, quer ela seja clássica, marxista, keynesiana ou neoclássica. Hoje o valor é criado pela ‘produtividade’ e pela ‘inovação’, que são aplicações do conhecimento ao trabalho. Os principais grupos sociais da sociedade do conhecimento serão os ‘trabalhadores do conhecimento’ – executivos que sabem como alocar conhecimento para usos produtivos.</text:span></text:p>
      <text:p text:style-name="P39"><text:tab/></text:p>
      <text:p text:style-name="P35"><text:span text:style-name="T2">As </text:span><text:span text:style-name="T1">ilustrações</text:span><text:span text:style-name="T2">, os </text:span><text:span text:style-name="T1">quadros </text:span><text:span text:style-name="T2">e as </text:span><text:span text:style-name="T1">tabelas </text:span><text:span text:style-name="T2">devem aparecer no texto, segundo a NBR14724:2001, de forma padronizada. </text:span></text:p>
      <text:p text:style-name="P40"><text:span text:style-name="T2"><text:tab/></text:span><text:span text:style-name="T1">Ilustrações </text:span><text:span text:style-name="T2">são gráficos, figuras, diagramas, desenhos, fotografias, mapas, etc. que complementam visualmente o texto. </text:span></text:p>
      <text:p text:style-name="P40"><text:span text:style-name="T2"><text:tab/></text:span><text:span text:style-name="T1">Tabelas </text:span><text:span text:style-name="T2">apresentam informações tratadas estatisticamente. </text:span></text:p>
      <text:p text:style-name="P40"><text:span text:style-name="T2"><text:tab/></text:span><text:span text:style-name="T1">Quadros </text:span><text:span text:style-name="T2">contêm informações textuais agrupadas em colunas. </text:span></text:p>
      <text:p text:style-name="P40"><text:span text:style-name="T2"><text:tab/>As tabelas e quadros têm numeração independente e consecutiva; o título é colocado na parte superior precedido da palavra “</text:span><text:span text:style-name="T1">tabela</text:span><text:span text:style-name="T2">” ou “</text:span><text:span text:style-name="T1">quadro</text:span><text:span text:style-name="T2">” e de seu número de ordem. </text:span></text:p>
      <text:p text:style-name="P36"><text:tab/>A fonte, ou seja, a indicação da autoria do quadro ou tabela se esta não for a mesma da monografia, deve aparecer na parte inferior do quadro ou tabela, por exemplo: </text:p>
      <text:p text:style-name="P36"><text:tab/>Fonte: Adaptado de Sullivan (1991) </text:p>
      <text:p text:style-name="P35"><text:span text:style-name="T2">As figuras aparecem acompanhadas da palavra “</text:span><text:span text:style-name="T4">F</text:span><text:span text:style-name="T1">igura</text:span><text:span text:style-name="T2">” na parte inferior ou superior, seguida de seu número de ordem de ocorrência no texto em algarismos arábicos e a fonte (indicação do autor da figura ou da publicação de onde ela foi retirada) também na parte inferior caso não tenha sido elaborada pelo autor da monografia. </text:span></text:p>
      <text:p text:style-name="P36"><text:tab/>Fonte: QUELHAS, Osvaldo Luis Gonçalves. Articulação dos programas de qualidade e de saúde do trabalhador. Disponível em: &lt;http://www.geocities.com/CapeCanaveral/4045 /saude.html&gt;. Acesso em: 29 dez. 1999. </text:p>
      <text:p text:style-name="P36"><text:tab/>As equações e as fórmulas (expressões matemáticas ou químicas) aparecem destacadas e na seqüência normal do texto. </text:p>
      <text:p text:style-name="P20"/>
      <text:p text:style-name="P41"/>
      <text:p text:style-name="P20"/>
      <text:p text:style-name="P20">3 MATERIAIS E MÉTODOS</text:p>
      <text:p text:style-name="P30"/>
      <text:p text:style-name="P42">Descrição das Ferramentas e Tecnologias utilizadas: linguagem de programação, banco de dados, ferramenta para análise e modelagem, etc.</text:p>
      <text:p text:style-name="P36"><text:tab/>Fazer um parágrafo ou dois após o título materiais e métodos, fornecendo uma visão geral sobre o que o capítulo tratará e em seguida desdobrar em subitens (subcapítulos) as ferramentas e tecnologias abordadas.</text:p>
      <text:p text:style-name="P20"/>
      <text:p text:style-name="P20">3.1 Linguagem de Programação Java</text:p>
      <text:p text:style-name="Standard"/>
      <text:p text:style-name="P20">3.2 Banco de Dados Firebird</text:p>
      <text:p text:style-name="Standard"/>
      <text:p text:style-name="P41"/>
      <text:p text:style-name="P20"/>
      <text:p text:style-name="P20">4 RESULTADOS E DISCUSSÕES</text:p>
      <text:p text:style-name="P30"><text:tab/></text:p>
      <text:p text:style-name="P42">Este capítulo apresenta o sistema desenvolvido, como resultado do trabalho de pesquisa.</text:p>
      <text:p text:style-name="P30"/>
      <text:p text:style-name="P20">4.1 Descrição do sistema</text:p>
      <text:p text:style-name="P30"/>
      <text:p text:style-name="P42">A Descrição do sistema é feita sob a forma de texto, com telas e partes de código no que for relevante ao contexto do trabalho. As telas são tratadas como figuras, cópias (print screen) de relatórios ou consultas também são figuras.</text:p>
      <text:p text:style-name="P42">As figuras são numeradas seqüencialmente e tem um título. Devem obrigatoriamente ser referenciadas direta ou indiretamente no texto. A referência deve estar o mais próximo possível da Figura. Evitar ao máximo a colocação de figuras seqüencialmente sem texto entre as mesmas.</text:p>
      <text:p text:style-name="P42">Exemplos:</text:p>
      <text:p text:style-name="P42">A Figura 1 apresenta uma visão geral dos possíveis tipos de sistemas de informação.</text:p>
      <text:p text:style-name="P30"/>
      <text:p text:style-name="P43">Figura 1 – Tipos de Sistemas de Informação</text:p>
      <text:p text:style-name="P44"/>
      <text:p text:style-name="P45"><draw:frame draw:style-name="fr1" draw:name="Objeto1" text:anchor-type="as-char" svg:width="12.675cm" svg:height="6.218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30"/>
      <text:p text:style-name="P42">Um sistema é um grupo de componentes inter-relacionados que trabalham juntos rumo a uma meta comum recebendo insumos e produzindo resultados em um processo organizado de transformação (Figura 2). </text:p>
      <text:p text:style-name="P46"/>
      <text:p text:style-name="P43">Figura 2 - Conceitos de Sistemas</text:p>
      <text:p text:style-name="P46"/>
      <text:p text:style-name="P45"><draw:frame draw:style-name="fr2" draw:name="Objeto2" text:anchor-type="as-char" svg:width="10.236cm" svg:height="6.461cm" draw:z-index="1"><draw:object-ole xlink:href="./Object 2" xlink:type="simple" xlink:show="embed" xlink:actuate="onLoad"/><draw:image xlink:href="./ObjectReplacements/Object 2" xlink:type="simple" xlink:show="embed" xlink:actuate="onLoad"/></draw:frame></text:p>
      <text:p text:style-name="P42"/>
      <text:p text:style-name="P42">São tratadas como tabelas quando apresentam dados numéricos colunados, sua finalidade é resumir ou sintetizar dados. Por exemplo, de uma pesquisa de campo, de testes de desempenho um sistema, de tempos de resposta a acessos diferenciados a banco de dados.</text:p>
      <text:p text:style-name="P42"/>
      <text:p text:style-name="P42">Exemplo:</text:p>
      <text:p text:style-name="P47">Os resultados obtidos com a instanciação de 1 a 100 objetos com o algoritmo X estão demonstrados na Tabela 1 e Figura 3. As unidades de tempo: estão em milisegundos.</text:p>
      <text:p text:style-name="P48"/>
      <text:p text:style-name="P49">Tabela 1 - Performance do algoritmo desenvolvido com CORBA.</text:p>
      <text:p text:style-name="P50"/>
      <text:p text:style-name="P5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52">Número de Objetos</text:p>
          </table:table-cell>
          <table:table-cell table:style-name="Tabela1.A1" office:value-type="string">
            <text:p text:style-name="P52">Tempo para Conexão com o Servidor de Objetos e Nomes</text:p>
          </table:table-cell>
          <table:table-cell table:style-name="Tabela1.A1" office:value-type="string">
            <text:p text:style-name="P52">Tempo para Instanciação de um Objeto Remoto e Associação <text:s/>de sua referência com Objeto Local</text:p>
          </table:table-cell>
          <table:table-cell table:style-name="Tabela1.A1" office:value-type="string">
            <text:p text:style-name="P52">Tempo para Evocação do Método Remoto</text:p>
          </table:table-cell>
        </table:table-row>
        <table:table-row table:style-name="Tabela1.1">
          <table:table-cell table:style-name="Tabela1.A2" office:value-type="string">
            <text:p text:style-name="P53">1</text:p>
          </table:table-cell>
          <table:table-cell table:style-name="Tabela1.A2" office:value-type="string">
            <text:p text:style-name="P53">1,08</text:p>
          </table:table-cell>
          <table:table-cell table:style-name="Tabela1.A2" office:value-type="string">
            <text:p text:style-name="P53">0,10</text:p>
          </table:table-cell>
          <table:table-cell table:style-name="Tabela1.A2" office:value-type="string">
            <text:p text:style-name="P53">1,45</text:p>
          </table:table-cell>
        </table:table-row>
        <table:table-row table:style-name="Tabela1.1">
          <table:table-cell table:style-name="Tabela1.A2" office:value-type="string">
            <text:p text:style-name="P53">10</text:p>
          </table:table-cell>
          <table:table-cell table:style-name="Tabela1.A2" office:value-type="string">
            <text:p text:style-name="P53">7,60</text:p>
          </table:table-cell>
          <table:table-cell table:style-name="Tabela1.A2" office:value-type="string">
            <text:p text:style-name="P53">0,62</text:p>
          </table:table-cell>
          <table:table-cell table:style-name="Tabela1.A2" office:value-type="string">
            <text:p text:style-name="P53">41,70</text:p>
          </table:table-cell>
        </table:table-row>
        <table:table-row table:style-name="Tabela1.1">
          <table:table-cell table:style-name="Tabela1.A2" office:value-type="string">
            <text:p text:style-name="P53">20</text:p>
          </table:table-cell>
          <table:table-cell table:style-name="Tabela1.A2" office:value-type="string">
            <text:p text:style-name="P53">8,72</text:p>
          </table:table-cell>
          <table:table-cell table:style-name="Tabela1.A2" office:value-type="string">
            <text:p text:style-name="P53">1,36</text:p>
          </table:table-cell>
          <table:table-cell table:style-name="Tabela1.A2" office:value-type="string">
            <text:p text:style-name="P53">140,85</text:p>
          </table:table-cell>
        </table:table-row>
        <table:table-row table:style-name="Tabela1.1">
          <table:table-cell table:style-name="Tabela1.A2" office:value-type="string">
            <text:p text:style-name="P53">30</text:p>
          </table:table-cell>
          <table:table-cell table:style-name="Tabela1.A2" office:value-type="string">
            <text:p text:style-name="P53">11,21</text:p>
          </table:table-cell>
          <table:table-cell table:style-name="Tabela1.A2" office:value-type="string">
            <text:p text:style-name="P53">1,85</text:p>
          </table:table-cell>
          <table:table-cell table:style-name="Tabela1.A2" office:value-type="string">
            <text:p text:style-name="P53">192,96</text:p>
          </table:table-cell>
        </table:table-row>
        <table:table-row table:style-name="Tabela1.1">
          <table:table-cell table:style-name="Tabela1.A2" office:value-type="string">
            <text:p text:style-name="P53">40</text:p>
          </table:table-cell>
          <table:table-cell table:style-name="Tabela1.A2" office:value-type="string">
            <text:p text:style-name="P53">13,00</text:p>
          </table:table-cell>
          <table:table-cell table:style-name="Tabela1.A2" office:value-type="string">
            <text:p text:style-name="P53">2,33</text:p>
          </table:table-cell>
          <table:table-cell table:style-name="Tabela1.A2" office:value-type="string">
            <text:p text:style-name="P53">395,92</text:p>
          </table:table-cell>
        </table:table-row>
        <table:table-row table:style-name="Tabela1.1">
          <table:table-cell table:style-name="Tabela1.A2" office:value-type="string">
            <text:p text:style-name="P53">50</text:p>
          </table:table-cell>
          <table:table-cell table:style-name="Tabela1.A2" office:value-type="string">
            <text:p text:style-name="P53">18,44</text:p>
          </table:table-cell>
          <table:table-cell table:style-name="Tabela1.A2" office:value-type="string">
            <text:p text:style-name="P53">3,24</text:p>
          </table:table-cell>
          <table:table-cell table:style-name="Tabela1.A2" office:value-type="string">
            <text:p text:style-name="P53">303,89</text:p>
          </table:table-cell>
        </table:table-row>
        <table:table-row table:style-name="Tabela1.1">
          <table:table-cell table:style-name="Tabela1.A2" office:value-type="string">
            <text:p text:style-name="P53">60</text:p>
          </table:table-cell>
          <table:table-cell table:style-name="Tabela1.A2" office:value-type="string">
            <text:p text:style-name="P53">23,04</text:p>
          </table:table-cell>
          <table:table-cell table:style-name="Tabela1.A2" office:value-type="string">
            <text:p text:style-name="P53">3,20</text:p>
          </table:table-cell>
          <table:table-cell table:style-name="Tabela1.A2" office:value-type="string">
            <text:p text:style-name="P53">411,40</text:p>
          </table:table-cell>
        </table:table-row>
        <table:table-row table:style-name="Tabela1.1">
          <table:table-cell table:style-name="Tabela1.A2" office:value-type="string">
            <text:p text:style-name="P53">70</text:p>
          </table:table-cell>
          <table:table-cell table:style-name="Tabela1.A2" office:value-type="string">
            <text:p text:style-name="P53">25,93</text:p>
          </table:table-cell>
          <table:table-cell table:style-name="Tabela1.A2" office:value-type="string">
            <text:p text:style-name="P53">4,85</text:p>
          </table:table-cell>
          <table:table-cell table:style-name="Tabela1.A2" office:value-type="string">
            <text:p text:style-name="P53">503,55</text:p>
          </table:table-cell>
        </table:table-row>
        <table:table-row table:style-name="Tabela1.1">
          <table:table-cell table:style-name="Tabela1.A2" office:value-type="string">
            <text:p text:style-name="P53">80</text:p>
          </table:table-cell>
          <table:table-cell table:style-name="Tabela1.A2" office:value-type="string">
            <text:p text:style-name="P53">30,35</text:p>
          </table:table-cell>
          <table:table-cell table:style-name="Tabela1.A2" office:value-type="string">
            <text:p text:style-name="P53">4,67</text:p>
          </table:table-cell>
          <table:table-cell table:style-name="Tabela1.A2" office:value-type="string">
            <text:p text:style-name="P53">571,44</text:p>
          </table:table-cell>
        </table:table-row>
        <table:table-row table:style-name="Tabela1.1">
          <table:table-cell table:style-name="Tabela1.A2" office:value-type="string">
            <text:p text:style-name="P53">90</text:p>
          </table:table-cell>
          <table:table-cell table:style-name="Tabela1.A2" office:value-type="string">
            <text:p text:style-name="P53">30,50</text:p>
          </table:table-cell>
          <table:table-cell table:style-name="Tabela1.A2" office:value-type="string">
            <text:p text:style-name="P53">4,19</text:p>
          </table:table-cell>
          <table:table-cell table:style-name="Tabela1.A2" office:value-type="string">
            <text:p text:style-name="P53">389,04</text:p>
          </table:table-cell>
        </table:table-row>
        <table:table-row table:style-name="Tabela1.1">
          <table:table-cell table:style-name="Tabela1.A12" office:value-type="string">
            <text:p text:style-name="P53">100</text:p>
          </table:table-cell>
          <table:table-cell table:style-name="Tabela1.A12" office:value-type="string">
            <text:p text:style-name="P53">33,21</text:p>
          </table:table-cell>
          <table:table-cell table:style-name="Tabela1.A12" office:value-type="string">
            <text:p text:style-name="P53">6,16</text:p>
          </table:table-cell>
          <table:table-cell table:style-name="Tabela1.A12" office:value-type="string">
            <text:p text:style-name="P53">602,65</text:p>
          </table:table-cell>
        </table:table-row>
      </table:table>
      <text:p text:style-name="P42"/>
      <text:p text:style-name="P42">Quadro é o arranjo de palavras e/ou números dispostos em linhas e colunas, predominantemente preenchidas com palavras. As informações nos quadros não representam fenômenos estatísticos, ou numéricos e sim apenas apresentam informações textuais e numéricas de maneira organizada. Por exemplo, com a apresentação de características de sistemas.</text:p>
      <text:p text:style-name="P54">O Quadro 1 apresenta um comparativo entre as duas arquiteturas estudadas, segundo Rodrigues e Vernier(2003):</text:p>
      <text:p text:style-name="P48"/>
      <text:p text:style-name="P55">Quadro 1 - Comparativo entre CORBA <text:s/>e Java RMI.</text:p>
      <text:p text:style-name="P56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7">CORBA</text:p>
          </table:table-cell>
          <table:table-cell table:style-name="Tabela2.B1" office:value-type="string">
            <text:p text:style-name="P58">Java RMI</text:p>
          </table:table-cell>
        </table:table-row>
        <table:table-row table:style-name="Tabela2.1">
          <table:table-cell table:style-name="Tabela2.A2" office:value-type="string">
            <text:p text:style-name="P59">Identifica interface através do nome da mesma e identifica a implementação do objeto servidor pelo mapeamento do seu nome no Repositório de Implementação.</text:p>
          </table:table-cell>
          <table:table-cell table:style-name="Tabela2.B2" office:value-type="string">
            <text:p text:style-name="P60">Identifica interface através do nome da mesma e identifica a implementação do objeto servidor através do seu mapeamento para URL no registry.</text:p>
          </table:table-cell>
        </table:table-row>
        <table:table-row table:style-name="Tabela2.1">
          <table:table-cell table:style-name="Tabela2.A2" office:value-type="string">
            <text:p text:style-name="P59">Quando um objeto cliente necessita ativar um objeto servidor, ele se liga com um serviço de nomes ou de negócios.</text:p>
          </table:table-cell>
          <table:table-cell table:style-name="Tabela2.B2" office:value-type="string">
            <text:p text:style-name="P60">Quando um objeto cliente necessita uma referência do objeto servidor, ele tem que fazer um lookup() no URL name do objeto servidor remoto.</text:p>
          </table:table-cell>
        </table:table-row>
        <table:table-row table:style-name="Tabela2.1">
          <table:table-cell table:style-name="Tabela2.A2" office:value-type="string">
            <text:p text:style-name="P59">O handle do objeto que o cliente usa é a referência do objeto.</text:p>
          </table:table-cell>
          <table:table-cell table:style-name="Tabela2.B2" office:value-type="string">
            <text:p text:style-name="P60">O handle do objeto que o cliente usa é a referência do objeto.</text:p>
          </table:table-cell>
        </table:table-row>
        <table:table-row table:style-name="Tabela2.1">
          <table:table-cell table:style-name="Tabela2.A2" office:value-type="string">
            <text:p text:style-name="P59">A responsabilidade da ativação de uma implementação de um objeto é do Object Adapter (OA) - ou do Basic Object (BOA) ou do Portable Object Adapter (POA).</text:p>
          </table:table-cell>
          <table:table-cell table:style-name="Tabela2.B2" office:value-type="string">
            <text:p text:style-name="P60">A responsabilidade da ativação de uma implementação de um objeto é da Java Virtual Machine (JVM).</text:p>
          </table:table-cell>
        </table:table-row>
        <table:table-row table:style-name="Tabela2.1">
          <table:table-cell table:style-name="Tabela2.A2" office:value-type="string">
            <text:p text:style-name="P61"><text:span text:style-name="T5">O stub do lado cliente é chamado de </text:span><text:span text:style-name="T6">proxie</text:span><text:span text:style-name="T5"> ou </text:span><text:span text:style-name="T6">stub</text:span><text:span text:style-name="T5"> e do lado servidor de </text:span><text:span text:style-name="T6">skeleton</text:span><text:span text:style-name="T5">.</text:span></text:p>
          </table:table-cell>
          <table:table-cell table:style-name="Tabela2.B2" office:value-type="string">
            <text:p text:style-name="P62"><text:span text:style-name="T5">O stub do lado cliente é chamado de </text:span><text:span text:style-name="T6">proxie</text:span><text:span text:style-name="T5"> ou </text:span><text:span text:style-name="T6">stub</text:span><text:span text:style-name="T5"> e do lado servidor de </text:span><text:span text:style-name="T6">skeleton</text:span><text:span text:style-name="T5">.</text:span></text:p>
          </table:table-cell>
        </table:table-row>
        <table:table-row table:style-name="Tabela2.1">
          <table:table-cell table:style-name="Tabela2.A2" office:value-type="string">
            <text:p text:style-name="P63">Não realiza coleta de lixo distribuída.</text:p>
          </table:table-cell>
          <table:table-cell table:style-name="Tabela2.B2" office:value-type="string">
            <text:p text:style-name="P64">Realiza coleta de lixo distribuída usando mecanismos embutidos na máquina virtual Java.</text:p>
          </table:table-cell>
        </table:table-row>
        <table:table-row table:style-name="Tabela2.1">
          <table:table-cell table:style-name="Tabela2.A2" office:value-type="string">
            <text:p text:style-name="P63">Faz uso do IIOP -  Inter-ORB  como protocolo remoto básico.</text:p>
          </table:table-cell>
          <table:table-cell table:style-name="Tabela2.B2" office:value-type="string">
            <text:p text:style-name="P64">Faz uso do JRMP - Java Remote Method Protocolo como protocolo remoto básico.</text:p>
          </table:table-cell>
        </table:table-row>
      </table:table>
      <text:p text:style-name="P65">FONTE: Rodrigues e Vernier (2003).</text:p>
      <text:p text:style-name="P66"/>
      <text:p text:style-name="P20"/>
      <text:p text:style-name="P20">5 CONCLUSÃO </text:p>
      <text:p text:style-name="P20"/>
      <text:p text:style-name="P42">Traz a opinião do autor sobre o assunto, de acordo com o referencial teórico e com os resultados obtidos. Quando do desenvolvimento de um sistema (software), aponta as vantagens, facilidades, desvantagens das tecnologias utilizadas; as dificuldades encontradas e como foram superadas.</text:p>
      <text:p text:style-name="P42">É a opinião técnica do assunto sob a forma de uma espécie de avaliação do autor sobre o trabalho feito e as tecnologias utilizadas.</text:p>
      <text:p text:style-name="P67"/>
      <text:p text:style-name="P30"/>
      <text:p text:style-name="P20">REFERÊNCIAS</text:p>
      <text:p text:style-name="P68">(Tudo o que foi citado no trabalho precisa estar nas referências. citação literal, as que são entre aspas; ou indiretas: Segundo fulano, De acordo com fulano, Para fulano ...)</text:p>
      <text:p text:style-name="P68"/>
      <text:p text:style-name="P69">Referência é o conjunto de elementos que permitem a identificação, no todo ou em parte, de documentos impressos ou registrados em diversos tipos de materiais. </text:p>
      <text:p text:style-name="P36"><text:tab/>A Associação Brasileira de Normas Técnicas (2000, p.1) na NBR6023:2000: “fixa a ordem dos elementos das referências e estabelece convenções para transcrição e apresentação de informação originada do documento e/ou outras fontes de informação”. </text:p>
      <text:p text:style-name="P36"><text:tab/>Nos trabalhos acadêmicos a referência pode aparecer: em nota de rodapé ou no final texto; encabeçando resumos ou recensões. </text:p>
      <text:p text:style-name="P40"><text:span text:style-name="T2"><text:tab/>Para uma melhor recuperação de um documento, as referências devem ter alguns elementos </text:span><text:span text:style-name="T1">indispensáveis</text:span><text:span text:style-name="T2">, como: 1. autor (quem?); 2. título (o que?); 3. edição; 4. local de publicação (onde?); 5. editora; 6. data de publicação da obra (quando?). </text:span></text:p>
      <text:p text:style-name="P36"><text:tab/>Uma das finalidades das referências é informar a origem das idéias apresentadas no decorrer do trabalho. </text:p>
      <text:p text:style-name="P39"><text:tab/></text:p>
      <text:p text:style-name="P70">Alguns modelos de referências:</text:p>
      <text:p text:style-name="P71">Livro no Todo </text:p>
      <text:p text:style-name="Standard"><text:span text:style-name="T2">COPELAND, Tom; KOLLER, Tim; MURRIN, Jack. </text:span><text:span text:style-name="T1">Avaliação de empresas</text:span><text:span text:style-name="T2">: valuation. São Paulo: Makron Books, 2000. </text:span></text:p>
      <text:p text:style-name="P39"><text:tab/></text:p>
      <text:p text:style-name="P72"><text:span text:style-name="T1">Capítulo de Livro sem Autoria Especial </text:span><text:span text:style-name="T2">Onde o autor do livro é o mesmo autor do capítulo. </text:span></text:p>
      <text:p text:style-name="Standard"><text:span text:style-name="T2">DRAGOO, Boo. Uma nova visão dos negócios. In: ___. </text:span><text:span text:style-name="T1">Guia da Ernest &amp; Young para gerenciar o lucro em tempo real</text:span><text:span text:style-name="T2">. Rio de Janeiro: Record, 1999. cap.10, p.93–100. </text:span></text:p>
      <text:p text:style-name="P39"><text:tab/></text:p>
      <text:p text:style-name="P73"><text:span text:style-name="T1">Parte de Coletânea (Capítulo de Livro com Autoria Específica) </text:span><text:span text:style-name="T2">Onde o autor do capítulo não é o mesmo autor do livro. </text:span></text:p>
      <text:p text:style-name="Standard"><text:span text:style-name="T7">ROY, Bernard. The outranking approach and the foundations of electre methods. In: BANA E COSTA, C. A. </text:span><text:span text:style-name="T8">Reading in multiple decision aid</text:span><text:span text:style-name="T7">. </text:span><text:span text:style-name="T2">Berlim: Springer-Verlag, 1990. p. 39-52. </text:span></text:p>
      <text:p text:style-name="P39"><text:tab/></text:p>
      <text:p text:style-name="P71">Trabalho Apresentado em Congresso </text:p>
      <text:p text:style-name="Standard"><text:span text:style-name="T2">PATON, Claudecir et al. O uso do balanced scorecard como um sistema de gestão estratégica. In: CONGRESSO BRASILEIRO DE CUSTOS, 6., 1999, São Paulo. </text:span><text:span text:style-name="T1">Anais... </text:span><text:span text:style-name="T2">São Paulo: FIPECAFI, 1999. p.16-30.</text:span></text:p>
      <text:p text:style-name="P39"><text:tab/>Na referência até três autores listam-se os três autores separados por ponto e vírgula. Mais de três autores, coloca-se o primeiro seguido da expressão “et al”; Quando necessário colocam- se todos os autores. </text:p>
      <text:p text:style-name="P39">SILVA, João; SOARES, Carlos; PIMENTA, Paulo. </text:p>
      <text:p text:style-name="P39">SILVA, João et al. </text:p>
      <text:p text:style-name="P39"><text:tab/>Nos sobrenomes que acompanham “Filho”, “Neto” ou “Sobrinho”, esses designativos são grafados junto aos sobrenomes. </text:p>
      <text:p text:style-name="P39">COSTA NETO, Francisco. </text:p>
      <text:p text:style-name="P39">LIMA SOBRINHO, Sílvio. </text:p>
      <text:p text:style-name="P39">REIS FILHO, Juca.</text:p>
      <text:p text:style-name="P39"/>
      <text:p text:style-name="Standard"><text:span text:style-name="T2"><text:tab/></text:span><text:span text:style-name="T1">Artigo de Periódico </text:span></text:p>
      <text:p text:style-name="Standard"><text:span text:style-name="T2">SIMONS, Robert. Qual é o nível de risco de sua empresa? </text:span><text:span text:style-name="T8">HSM Management, </text:span><text:span text:style-name="T7">São Paulo, v.3, n.16, p.122-130, set./out. 1999. </text:span></text:p>
      <text:p text:style-name="P74"/>
      <text:p text:style-name="Standard"><text:span text:style-name="T7"><text:tab/></text:span><text:span text:style-name="T1">Artigo de Jornal </text:span></text:p>
      <text:p text:style-name="Standard"><text:span text:style-name="T2">FRANCO, Gustavo H. B. O que aconteceu com as reformas em 1999. </text:span><text:span text:style-name="T1">Jornal do Brasil, </text:span><text:span text:style-name="T2">Rio de Janeiro, 26 dez. 1999. Economia, p.4. </text:span></text:p>
      <text:p text:style-name="P70"/>
      <text:p text:style-name="Standard"><text:span text:style-name="T2"><text:tab/></text:span><text:span text:style-name="T1">Tese/Dissertação </text:span></text:p>
      <text:p text:style-name="Standard"><text:span text:style-name="T2">HOLZ, Elio. </text:span><text:span text:style-name="T1">Estratégias de equilíbrio entre a busca de benefícios privados e os custos sociais gerados pelas unidades agrícolas familiares: </text:span><text:span text:style-name="T2">um método multicritério de avaliação e planejamento de microbacias hidrográficas. 1999. Tese (Doutorado em Engenharia de Produção) - Programa de Pós-Graduação em Engenharia de Produção, UFSC, Florianópolis. </text:span></text:p>
      <text:p text:style-name="P39"><text:tab/>No caso de ser uma dissertação, muda-se a nota Tese (Doutorado em Engenharia de Produção) para Dissertação (Mestrado em Engenharia de Produção). </text:p>
      <text:p text:style-name="P39"><text:tab/></text:p>
      <text:p text:style-name="P71">Documentos Eletrônicos/Digitais</text:p>
      <text:p text:style-name="P70">A ABNT (2000) fixou recomendações para a referenciação de documentos eletrônicos/digitais. Os exemplos que constam da NBR6023:2000 são: </text:p>
      <text:p text:style-name="P71">Enciclopédia </text:p>
      <text:p text:style-name="Standard"><text:span text:style-name="T7">KOOGAN, A.; HOUAISS, A. (Ed.). </text:span><text:span text:style-name="T1">Enciclopédia e dicionário digital 98. </text:span><text:span text:style-name="T2">São Paulo: Delta: Estadão, 1998. 5 CD-ROM. </text:span></text:p>
      <text:p text:style-name="P39"><text:tab/></text:p>
      <text:p text:style-name="P71">Parte de Monografia </text:p>
      <text:p text:style-name="Standard"><text:span text:style-name="T2">SÃO PAULO (Estado). Secretaria do Meio Ambiente. Tratados e organizações ambientais e matéria de meio ambiente. In: ___. </text:span><text:span text:style-name="T1">Entendendo o meio ambiente. </text:span><text:span text:style-name="T2">São Paulo, 1999. v.1. Disponível em: &lt;http://bdt.org.Br/sma/entendendo/atual.htm&gt;. Acesso em: 8 mar. 1999. </text:span></text:p>
      <text:p text:style-name="P39"><text:tab/></text:p>
      <text:p text:style-name="P71">Publicações em meio eletrônico Artigo de Revista </text:p>
      <text:p text:style-name="Standard"><text:span text:style-name="T2">RIBEIRO, P. S. G. Adoção à brasileira: uma análise sociojurídica. </text:span><text:span text:style-name="T1">Datavenia</text:span><text:span text:style-name="T2">, São Paulo, ano 3, n. 18, ago. 1998. Disponível em: &lt;http:// www.datavenia.informação.Br/frameartig.html&gt;. </text:span><text:span text:style-name="T7">Acesso em: 10 set. 1998. </text:span></text:p>
      <text:p text:style-name="P74"/>
      <text:p text:style-name="Standard"><text:span text:style-name="T7"><text:tab/></text:span><text:span text:style-name="T8">Artigo de Jornal Científico </text:span></text:p>
      <text:p text:style-name="Standard"><text:span text:style-name="T7">KELLY, R. Eletronic publishing at APS: its not just on-line journalism. </text:span><text:span text:style-name="T1">APS News Online</text:span><text:span text:style-name="T2">, Los Angeles, nov. 1996. Disponível em: &lt;http:// www.aps.org/apsnews/1196/11965.html&gt;. Acesso em: 25 nov. 1998. </text:span></text:p>
      <text:p text:style-name="P39"><text:tab/></text:p>
      <text:p text:style-name="P71">Trabalho de Congresso </text:p>
      <text:p text:style-name="Standard"><text:span text:style-name="T2">SILVA, R. N.; OLIVEIRA, R. Os limites pedagógicos do paradigma da qualidade total na educação. In: CONGRESSO DE INICIAÇÃO CIENTÍFICA DA UFPE, 4., 1996, Recife. </text:span><text:span text:style-name="T1">Anais eletrônicos</text:span><text:span text:style-name="T2">... Recife: UFPE, 1966. Disponível em: &lt;http://www.propesq.ufpe.br/anais/ anais/educ/ce04.htm&gt; Acesso em: 21 jan. 1997. </text:span></text:p>
      <text:p text:style-name="P39"><text:tab/></text:p>
      <text:p text:style-name="P75">Programa (Software) </text:p>
      <text:p text:style-name="Standard"><text:span text:style-name="T7">MICROSOFT Project for Windows 95, version 4.1: project planning software, [S.I.]: Microsoft Corporation, 1995. </text:span><text:span text:style-name="T2">Conjunto de programas. 1CD-ROM. </text:span></text:p>
      <text:p text:style-name="P76"/>
      <text:p text:style-name="Standard"><text:span text:style-name="T2"><text:tab/></text:span><text:span text:style-name="T1">Software Educativo CD-ROM </text:span></text:p>
      <text:p text:style-name="Standard"><text:span text:style-name="T9">AB</text:span><text:span text:style-name="T2">C! Por quê? Rio de Janeiro: Sony Music Book Case Multimídia Educacional, [1990]. 1 CD-ROM. Windows 3.1. </text:span></text:p>
      <text:p text:style-name="P70"/>
      <text:p text:style-name="Standard"><text:span text:style-name="T2"><text:tab/></text:span><text:span text:style-name="T1">Documento Jurídico em meio eletrônico Súmula em Home page </text:span></text:p>
      <text:p text:style-name="Standard"><text:span text:style-name="T2">BRASIL. Supremo Tribunal Federal. </text:span><text:span text:style-name="T1">Súmula n° 14. </text:span><text:span text:style-name="T2">Não é admissível, por ato administrativo, restringir, em razão da idade, inscrição em concurso para cargo político. Disponível em: &lt;http://www.truenetm.com.br/jusrisnet/sumusSTF.html&gt;. Acesso em: 29 nov. 1998. </text:span></text:p>
      <text:p text:style-name="P39"><text:tab/></text:p>
      <text:p text:style-name="P71">Legislação </text:p>
      <text:p text:style-name="Standard"><text:span text:style-name="T2">BRASIL. Lei n° 9.887, de 7 de dezembro de 1999. Altera a legislação tributária federal. </text:span><text:span text:style-name="T1">Diário Oficial [da] República Federativa do Brasil</text:span><text:span text:style-name="T2">, Brasília, DF, 8 dez. 1999. Disponível em: &lt;http://www.in.gov.br/ mp_leistexto.asp?Id=LEI%209887&gt;. Acesso em: 22 dez. 1999. </text:span></text:p>
      <text:p text:style-name="P39"><text:tab/></text:p>
      <text:p text:style-name="P71">Súmula em Revista Eletrônica </text:p>
      <text:p text:style-name="Standard"><text:span text:style-name="T2">BRASIL. Supremo Tribunal Federal. Súmula n° 14. Não é admissível, por ato administrativo, restringir, em razão da idade, inscrição em concurso para cargo público. Julgamento: 1963/12/16. SUDIN vol. 5. </text:span><text:span text:style-name="T1">Revista Experimental de Direito e Temática</text:span><text:span text:style-name="T2">. Disponível em: &lt;http://www.prodau-sc.com.br/ciberjur/stf.html&gt;. Acesso em: 29 nov. 1998. </text:span></text:p>
      <text:p text:style-name="P39"/>
      <text:p text:style-name="P39"/>
      <text:h text:style-name="P77" text:outline-level="2"/>
      <text:h text:style-name="P78" text:outline-level="2"/>
      <text:h text:style-name="P77" text:outline-level="2"/>
      <text:h text:style-name="P77" text:outline-level="2">ANEXOS</text:h>
      <text:p text:style-name="P68"/>
      <text:p text:style-name="P79"><text:tab/>Se necessários devem ter uma página de abertura indicativa. Anexos devem ser utilizados com critérios e se estritamente necessários, sempre que possível colocar as informações no próprio corpo do tex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Janson Text" svg:font-family="'Janson Text'"/>
    <style:font-face style:name="Tahoma1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/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indent="1.25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cm" fo:margin-bottom="0.212cm" fo:keep-with-next="always"/>
      <style:text-properties fo:color="#000000" fo:font-size="10pt" fo:font-weight="bold" style:font-size-asian="10pt" style:font-weight-asian="bold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center" style:justify-single-word="false" fo:keep-with-next="always"/>
      <style:text-properties fo:font-weight="bold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Definition_20_List" style:display-name="Definition List" style:family="paragraph" style:parent-style-name="Standard" style:next-style-name="Standard">
      <style:paragraph-properties fo:margin-left="0.635cm" fo:margin-right="0cm" fo:text-align="start" style:justify-single-word="false" fo:text-indent="0cm" style:auto-text-indent="false"/>
    </style:style>
    <style:style style:name="Preformatted" style:family="paragraph" style:parent-style-name="Standard">
      <style:paragraph-properties fo:text-align="start" style:justify-single-word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size="10pt" style:font-size-asian="10pt"/>
    </style:style>
    <style:style style:name="Titulos" style:family="paragraph" style:parent-style-name="Standard">
      <style:paragraph-properties fo:line-height="150%"/>
      <style:text-properties fo:font-weight="bold" style:font-weight-asian="bold"/>
    </style:style>
    <style:style style:name="Texto_20_simples" style:display-name="Texto simples" style:family="paragraph" style:parent-style-name="Standard">
      <style:text-properties style:font-name="Courier New" fo:font-size="10pt" style:font-size-asian="10pt"/>
    </style:style>
    <style:style style:name="Corpo_20_de_20_texto_20_3" style:display-name="Corpo de texto 3" style:family="paragraph" style:parent-style-name="Standard">
      <style:paragraph-properties fo:text-align="start" style:justify-single-word="false"/>
      <style:text-properties fo:font-size="10pt" style:font-size-asian="10pt"/>
    </style:style>
    <style:style style:name="Figura1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size-complex="12pt"/>
    </style:style>
    <style:style style:name="T" style:family="paragraph" style:parent-style-name="Standard">
      <style:paragraph-properties fo:line-height="0.423cm" fo:keep-together="always">
        <style:tab-stops>
          <style:tab-stop style:position="0.529cm"/>
        </style:tab-stops>
      </style:paragraph-properties>
      <style:text-properties style:font-name="Janson Text" fo:font-size="10pt" fo:language="en" fo:country="US" style:font-size-asian="10pt"/>
    </style:style>
    <style:style style:name="Normal_20__28_Web_29_" style:display-name="Normal (Web)" style:family="paragraph" style:parent-style-name="Standard">
      <style:paragraph-properties fo:margin-top="0.176cm" fo:margin-bottom="0.176cm" fo:text-align="start" style:justify-single-word="false"/>
      <style:text-properties style:font-size-complex="12pt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WW8Num3z0" style:family="text">
      <style:text-properties style:font-name="Symbol" fo:font-size="8pt" style:font-size-asian="8pt"/>
    </style:style>
    <style:style style:name="WW8Num6z0" style:family="text">
      <style:text-properties style:font-name="Symbol" fo:font-size="8pt" style:font-size-asian="8pt"/>
    </style:style>
    <style:style style:name="WW8Num7z0" style:family="text">
      <style:text-properties style:font-name="Symbol" fo:font-size="8pt" style:font-size-asian="8pt"/>
    </style:style>
    <style:style style:name="WW8Num9z0" style:family="text">
      <style:text-properties style:font-name="Arial" fo:font-size="10pt" fo:font-weight="bold" style:font-size-asian="10pt" style:font-weight-asian="bold"/>
    </style:style>
    <style:style style:name="WW8Num17z0" style:family="text">
      <style:text-properties style:font-name="Symbol" fo:font-size="8pt" style:font-size-asian="8pt"/>
    </style:style>
    <style:style style:name="WW8Num22z0" style:family="text">
      <style:text-properties style:font-name="Symbol" fo:font-size="8pt" style:font-size-asian="8pt"/>
    </style:style>
    <style:style style:name="WW8Num24z0" style:family="text">
      <style:text-properties style:font-name="Symbol" fo:font-size="8pt" style:font-size-asian="8pt"/>
    </style:style>
    <style:style style:name="WW8Num25z0" style:family="text">
      <style:text-properties fo:font-weight="bold" style:font-weight-asian="bold"/>
    </style:style>
    <style:style style:name="WW8Num30z0" style:family="text">
      <style:text-properties style:font-name="Symbol" fo:font-size="8pt" style:font-size-asian="8pt"/>
    </style:style>
    <style:style style:name="WW8NumSt1z0" style:family="text">
      <style:text-properties style:font-name="Symbol"/>
    </style:style>
    <style:style style:name="WW8NumSt6z0" style:family="text">
      <style:text-properties style:font-name="Symbol"/>
    </style:style>
    <style:style style:name="WW8NumSt17z0" style:family="text">
      <style:text-properties style:font-name="Symbol"/>
    </style:style>
    <style:style style:name="WW8NumSt39z0" style:family="text">
      <style:text-properties style:font-name="Symbol"/>
    </style:style>
    <style:style style:name="WW8NumSt43z0" style:family="text">
      <style:text-properties style:font-name="Symbol"/>
    </style:style>
    <style:style style:name="WW8NumSt47z0" style:family="text">
      <style:text-properties style:font-name="Symbol"/>
    </style:style>
    <style:style style:name="WW8NumSt51z0" style:family="text">
      <style:text-properties style:font-name="Symbol"/>
    </style:style>
    <style:style style:name="WW8NumSt55z0" style:family="text">
      <style:text-properties style:font-name="Symbol"/>
    </style:style>
    <style:style style:name="WW8NumSt59z0" style:family="text">
      <style:text-properties style:font-name="Symbol"/>
    </style:style>
    <style:style style:name="WW8NumSt61z0" style:family="text">
      <style:text-properties style:font-name="Times New Roman" fo:font-size="22pt" style:font-size-asian="22pt"/>
    </style:style>
    <style:style style:name="Fonte_20_parág._20_padrão" style:display-name="Fonte parág. padrão" style:family="text"/>
    <style:style style:name="CITE" style:family="text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format="1" text:start-value="0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101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 text:start-value="2">
        <style:list-level-properties text:min-label-width="1.058cm"/>
      </text:list-level-style-number>
      <text:list-level-style-number text:level="2" style:num-format="1" text:start-value="2" text:display-levels="2">
        <style:list-level-properties text:space-before="0.621cm" text:min-label-width="1.058cm"/>
      </text:list-level-style-number>
      <text:list-level-style-number text:level="3" style:num-format="1" text:start-value="3" text:display-levels="3">
        <style:list-level-properties text:space-before="1.242cm" text:min-label-width="1.27cm"/>
      </text:list-level-style-number>
      <text:list-level-style-number text:level="4" style:num-format="1" text:display-levels="4">
        <style:list-level-properties text:space-before="1.863cm" text:min-label-width="1.27cm"/>
      </text:list-level-style-number>
      <text:list-level-style-number text:level="5" style:num-format="1" text:display-levels="5">
        <style:list-level-properties text:space-before="2.484cm" text:min-label-width="1.905cm"/>
      </text:list-level-style-number>
      <text:list-level-style-number text:level="6" style:num-format="1" text:display-levels="6">
        <style:list-level-properties text:space-before="3.104cm" text:min-label-width="1.905cm"/>
      </text:list-level-style-number>
      <text:list-level-style-number text:level="7" style:num-format="1" text:display-levels="7">
        <style:list-level-properties text:space-before="3.725cm" text:min-label-width="2.54cm"/>
      </text:list-level-style-number>
      <text:list-level-style-number text:level="8" style:num-format="1" text:display-levels="8">
        <style:list-level-properties text:space-before="4.346cm" text:min-label-width="2.54cm"/>
      </text:list-level-style-number>
      <text:list-level-style-number text:level="9" style:num-format="1" text:display-levels="9">
        <style:list-level-properties text:space-before="4.967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format="1">
        <style:list-level-properties text:min-label-width="1.27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905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2.54cm"/>
      </text:list-level-style-number>
      <text:list-level-style-number text:level="7" style:num-format="1" text:display-levels="7">
        <style:list-level-properties text:min-label-width="3.175cm"/>
      </text:list-level-style-number>
      <text:list-level-style-number text:level="8" style:num-format="1" text:display-levels="8">
        <style:list-level-properties text:min-label-width="3.175cm"/>
      </text:list-level-style-number>
      <text:list-level-style-number text:level="9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101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101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)" style:num-format="1">
        <style:list-level-properties text:space-before="1.24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text:style-name="WW8Num9z0" style:num-suffix="-" style:num-format="1" text:start-value="5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905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2.54cm"/>
      </text:list-level-style-number>
      <text:list-level-style-number text:level="7" style:num-format="1" text:display-levels="7">
        <style:list-level-properties text:min-label-width="3.175cm"/>
      </text:list-level-style-number>
      <text:list-level-style-number text:level="8" style:num-format="1" text:display-levels="8">
        <style:list-level-properties text:min-label-width="3.175cm"/>
      </text:list-level-style-number>
      <text:list-level-style-number text:level="9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101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style:num-suffix="." text:bullet-char="-">
        <style:list-level-properties text:space-before="2.498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space-before="0.101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style:num-suffix=")" style:num-format="1">
        <style:list-level-properties text:space-before="1.402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199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text:style-name="WW8Num25z0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suffix=")" style:num-format="1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)" style:num-format="a" style:num-letter-sync="true" text:start-value="3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101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701cm" fo:margin-left="3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/>
    </style:page-layout>
    <style:page-layout style:name="pm2">
      <style:page-layout-properties fo:page-width="20.999cm" fo:page-height="29.699cm" style:num-format="i" style:print-orientation="portrait" fo:margin-top="3cm" fo:margin-bottom="2.701cm" fo:margin-left="3cm" fo:margin-right="2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i" style:print-orientation="portrait" fo:margin-top="1.27cm" fo:margin-bottom="1.27cm" fo:margin-left="3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431cm" fo:margin-left="0cm" fo:margin-right="0cm" fo:margin-top="1.332cm" style:dynamic-spacing="true"/>
      </style:footer-style>
    </style:page-layout>
    <style:page-layout style:name="pm4">
      <style:page-layout-properties fo:page-width="20.999cm" fo:page-height="29.699cm" style:num-format="1" style:print-orientation="portrait" fo:margin-top="3cm" fo:margin-bottom="2.701cm" fo:margin-left="3cm" fo:margin-right="2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0.999cm" fo:page-height="29.699cm" style:num-format="1" style:print-orientation="portrait" fo:margin-top="1.27cm" fo:margin-bottom="1.27cm" fo:margin-left="3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431cm" fo:margin-left="0cm" fo:margin-right="0cm" fo:margin-top="1.332cm" style:dynamic-spacing="true"/>
      </style:footer-style>
    </style:page-layout>
  </office:automatic-styles>
  <office:master-styles>
    <style:master-page style:name="Standard" style:page-layout-name="pm1">
      <style:header>
        <text:p text:style-name="P1"/>
      </style:header>
    </style:master-page>
    <style:master-page style:name="Converter_20_1" style:display-name="Converter 1" style:page-layout-name="pm2" style:next-style-name="Próxima_20_conversão_20_1"/>
    <style:master-page style:name="Próxima_20_conversão_20_1" style:display-name="Próxima conversão 1" style:page-layout-name="pm3">
      <style:header>
        <text:p text:style-name="P1"/>
      </style:header>
      <style:footer>
        <text:p text:style-name="Footer"><draw:frame draw:style-name="fr1" draw:name="Quadro1" text:anchor-type="paragraph" svg:y="0.002cm" fo:min-width="0.041cm" draw:z-index="7"><draw:text-box fo:min-height="0.37cm"><text:p text:style-name="Footer"><text:span text:style-name="Page_20_Number"><text:page-number text:select-page="current">13</text:page-number></text:span></text:p></draw:text-box></draw:frame></text:p>
      </style:footer>
    </style:master-page>
    <style:master-page style:name="Converter_20_2" style:display-name="Converter 2" style:page-layout-name="pm4" style:next-style-name="Próxima_20_conversão_20_2"/>
    <style:master-page style:name="Próxima_20_conversão_20_2" style:display-name="Próxima conversão 2" style:page-layout-name="pm5">
      <style:header>
        <text:p text:style-name="P1"><draw:frame draw:style-name="fr2" draw:name="Quadro2" text:anchor-type="paragraph" svg:y="0.002cm" fo:min-width="0.041cm" draw:z-index="19"><draw:text-box fo:min-height="0.37cm"><text:p text:style-name="Header"><text:span text:style-name="Page_20_Number"><text:page-number text:select-page="current">13</text:page-number></text:span></text:p></draw:text-box></draw:frame></text:p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dc:title>KMPRESS 29/05/2000</dc:title>
    <meta:initial-creator>Beatriz Borsoi</meta:initial-creator>
    <meta:creation-date>2004-12-23T08:46:00</meta:creation-date>
    <dc:creator>Marcelo Riedi</dc:creator>
    <dc:date>2006-06-09T00:16:46</dc:date>
    <dc:language>pt-BR</dc:language>
    <meta:editing-cycles>23</meta:editing-cycles>
    <meta:editing-duration>PT13H18M38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2" meta:page-count="23" meta:paragraph-count="235" meta:word-count="2716" meta:character-count="17139"/>
  </office:meta>
</office:document-meta>
</file>